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1961" officeooo:paragraph-rsid="00181961"/>
    </style:style>
    <style:style style:name="P2" style:family="paragraph" style:parent-style-name="Text_20_body" style:list-style-name="L2">
      <style:text-properties officeooo:rsid="00181961" officeooo:paragraph-rsid="00181961"/>
    </style:style>
    <style:style style:name="P3" style:family="paragraph" style:parent-style-name="Text_20_body">
      <style:text-properties officeooo:rsid="001962ee" officeooo:paragraph-rsid="001962ee"/>
    </style:style>
    <style:style style:name="P4" style:family="paragraph" style:parent-style-name="Text_20_body" style:list-style-name="L3">
      <style:text-properties officeooo:rsid="001971e6" officeooo:paragraph-rsid="001971e6"/>
    </style:style>
    <style:style style:name="P5" style:family="paragraph" style:parent-style-name="Text_20_body" style:list-style-name="L3">
      <style:text-properties officeooo:rsid="001ac1bd" officeooo:paragraph-rsid="001ac1bd"/>
    </style:style>
    <style:style style:name="P6" style:family="paragraph" style:parent-style-name="Text_20_body">
      <style:text-properties officeooo:rsid="001ac1bd" officeooo:paragraph-rsid="001ac1bd"/>
    </style:style>
    <style:style style:name="P7" style:family="paragraph" style:parent-style-name="Text_20_body">
      <style:text-properties officeooo:rsid="001eec76" officeooo:paragraph-rsid="001eec76"/>
    </style:style>
    <style:style style:name="T1" style:family="text">
      <style:text-properties officeooo:rsid="001971e6"/>
    </style:style>
    <style:style style:name="T2" style:family="text">
      <style:text-properties officeooo:rsid="001c1ed9"/>
    </style:style>
    <style:style style:name="T3" style:family="text">
      <style:text-properties officeooo:rsid="001d4c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ign document</text:p>
      <text:p text:style-name="Text_20_body"/>
      <text:h text:style-name="Heading_20_3" text:outline-level="3">Implementation</text:h>
      <text:p text:style-name="P1">My implementation revolvs around the functions:</text:p>
      <text:list xml:id="list5080112322336314491" text:style-name="L2">
        <text:list-item>
          <text:p text:style-name="P2">interpret – Takes a grid and a robot and returns final position of robot</text:p>
        </text:list-item>
        <text:list-item>
          <text:p text:style-name="P2">evalStmt – Takes a state and a statement and returns state after statement has been evaluated</text:p>
        </text:list-item>
        <text:list-item>
          <text:p text:style-name="P2">evalExp – Takes a buffer and an expression, returns an int</text:p>
        </text:list-item>
      </text:list>
      <text:p text:style-name="P3">The “state” type is a type made to keep track of the position and variables of the robot, state consists of a tuple <text:span text:style-name="T2">(grid * position * buffer)</text:span>. The buffer is the type that keeps track of what variables have been assigned the robot, the buffer consists of a list of variables which in turn consists of a <text:span text:style-name="T3">tuple (string * exp)</text:span>. <text:span text:style-name="T1">The buffer has two methods which are used to set and get variables to/from it:</text:span></text:p>
      <text:list xml:id="list7632251422826253112" text:style-name="L3">
        <text:list-item>
          <text:p text:style-name="P4">buf_set – Takes a buffer and a variable and returns a new buffer with the variable added to the front of the old buffer, where the old buffer has been filtered for any duplicate variables</text:p>
        </text:list-item>
        <text:list-item>
          <text:p text:style-name="P5">buf_get – Takes a buffer and a key and returns the expression that the key is associated with.</text:p>
        </text:list-item>
      </text:list>
      <text:p text:style-name="P7">In the code I have included the four test-programs that where given as examples in the oblig-text. To run my oblig simply type “sml robol.sml” and to try it out, type “interpret testX;” with 'X' being replaced by a number from 1-4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rik Isene</meta:initial-creator>
    <meta:creation-date>2015-10-05T14:16:27.718708893</meta:creation-date>
    <dc:date>2015-10-05T15:15:41.974754240</dc:date>
    <dc:creator>Eirik Isene</dc:creator>
    <meta:editing-duration>PT16M47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22" meta:character-count="1220" meta:non-whitespace-character-count="1007"/>
  </office:meta>
</office:document-meta>
</file>